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pHTris</text:p>
          </table:table-cell>
          <table:table-cell table:style-name="ce1" office:value-type="string" calcext:value-type="string">
            <text:p>ETris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0.1001" calcext:value-type="float">
            <text:p>0.1001</text:p>
          </table:table-cell>
          <table:table-cell table:style-name="ce2" office:value-type="float" office:value="7.01" calcext:value-type="float">
            <text:p>7.01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03.3" calcext:value-type="float">
            <text:p>103.3</text:p>
          </table:table-cell>
          <table:table-cell table:style-name="ce2" office:value-type="float" office:value="224.8" calcext:value-type="float">
            <text:p>224.8</text:p>
          </table:table-cell>
          <table:table-cell table:style-name="ce2" table:formula="of:=2.55+0.05+0.05+0.05+0.05+0.02+0.02" office:value-type="float" office:value="2.79" calcext:value-type="float">
            <text:p>2.79</text:p>
          </table:table-cell>
          <table:table-cell table:style-name="ce2" office:value-type="float" office:value="30.5" calcext:value-type="float">
            <text:p>30.5</text:p>
          </table:table-cell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6.8" calcext:value-type="float">
            <text:p>226.8</text:p>
          </table:table-cell>
          <table:table-cell table:style-name="ce2" table:formula="of:=[.G2]+0.05" office:value-type="float" office:value="2.84" calcext:value-type="float">
            <text:p>2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28.6" calcext:value-type="float">
            <text:p>228.6</text:p>
          </table:table-cell>
          <table:table-cell table:style-name="ce2" table:formula="of:=[.G3]+0.05" office:value-type="float" office:value="2.89" calcext:value-type="float">
            <text:p>2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0.3" calcext:value-type="float">
            <text:p>230.3</text:p>
          </table:table-cell>
          <table:table-cell table:style-name="ce2" table:formula="of:=[.G4]+0.05" office:value-type="float" office:value="2.94" calcext:value-type="float">
            <text:p>2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1.9" calcext:value-type="float">
            <text:p>231.9</text:p>
          </table:table-cell>
          <table:table-cell table:style-name="ce2" table:formula="of:=[.G5]+0.05" office:value-type="float" office:value="2.99" calcext:value-type="float">
            <text:p>2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3.4" calcext:value-type="float">
            <text:p>233.4</text:p>
          </table:table-cell>
          <table:table-cell table:style-name="ce2" table:formula="of:=[.G6]+0.05" office:value-type="float" office:value="3.04" calcext:value-type="float">
            <text:p>3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4.9" calcext:value-type="float">
            <text:p>234.9</text:p>
          </table:table-cell>
          <table:table-cell table:style-name="ce2" table:formula="of:=[.G7]+0.05" office:value-type="float" office:value="3.09" calcext:value-type="float">
            <text:p>3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6.1" calcext:value-type="float">
            <text:p>236.1</text:p>
          </table:table-cell>
          <table:table-cell table:style-name="ce2" table:formula="of:=[.G8]+0.05" office:value-type="float" office:value="3.14" calcext:value-type="float">
            <text:p>3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7.4" calcext:value-type="float">
            <text:p>237.4</text:p>
          </table:table-cell>
          <table:table-cell table:style-name="ce2" table:formula="of:=[.G9]+0.05" office:value-type="float" office:value="3.19" calcext:value-type="float">
            <text:p>3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8.6" calcext:value-type="float">
            <text:p>238.6</text:p>
          </table:table-cell>
          <table:table-cell table:style-name="ce2" table:formula="of:=[.G10]+0.05" office:value-type="float" office:value="3.24" calcext:value-type="float">
            <text:p>3.2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39.7" calcext:value-type="float">
            <text:p>239.7</text:p>
          </table:table-cell>
          <table:table-cell table:style-name="ce2" table:formula="of:=[.G11]+0.05" office:value-type="float" office:value="3.29" calcext:value-type="float">
            <text:p>3.2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0.9" calcext:value-type="float">
            <text:p>240.9</text:p>
          </table:table-cell>
          <table:table-cell table:style-name="ce2" table:formula="of:=[.G12]+0.05" office:value-type="float" office:value="3.34" calcext:value-type="float">
            <text:p>3.3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" calcext:value-type="float">
            <text:p>242</text:p>
          </table:table-cell>
          <table:table-cell table:style-name="ce2" table:formula="of:=[.G13]+0.05" office:value-type="float" office:value="3.39" calcext:value-type="float">
            <text:p>3.3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2.9" calcext:value-type="float">
            <text:p>242.9</text:p>
          </table:table-cell>
          <table:table-cell table:style-name="ce2" table:formula="of:=[.G14]+0.05" office:value-type="float" office:value="3.44" calcext:value-type="float">
            <text:p>3.4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" calcext:value-type="float">
            <text:p>244</text:p>
          </table:table-cell>
          <table:table-cell table:style-name="ce2" table:formula="of:=[.G15]+0.05" office:value-type="float" office:value="3.49" calcext:value-type="float">
            <text:p>3.4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4.8" calcext:value-type="float">
            <text:p>244.8</text:p>
          </table:table-cell>
          <table:table-cell table:style-name="ce2" table:formula="of:=[.G16]+0.05" office:value-type="float" office:value="3.54" calcext:value-type="float">
            <text:p>3.5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5.8" calcext:value-type="float">
            <text:p>245.8</text:p>
          </table:table-cell>
          <table:table-cell table:style-name="ce2" table:formula="of:=[.G17]+0.05" office:value-type="float" office:value="3.59" calcext:value-type="float">
            <text:p>3.5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6.7" calcext:value-type="float">
            <text:p>246.7</text:p>
          </table:table-cell>
          <table:table-cell table:style-name="ce2" table:formula="of:=[.G18]+0.05" office:value-type="float" office:value="3.64" calcext:value-type="float">
            <text:p>3.6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7.6" calcext:value-type="float">
            <text:p>247.6</text:p>
          </table:table-cell>
          <table:table-cell table:style-name="ce2" table:formula="of:=[.G19]+0.05" office:value-type="float" office:value="3.69" calcext:value-type="float">
            <text:p>3.6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8.4" calcext:value-type="float">
            <text:p>248.4</text:p>
          </table:table-cell>
          <table:table-cell table:style-name="ce2" table:formula="of:=[.G20]+0.05" office:value-type="float" office:value="3.74" calcext:value-type="float">
            <text:p>3.7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1" calcext:value-type="float">
            <text:p>249.1</text:p>
          </table:table-cell>
          <table:table-cell table:style-name="ce2" table:formula="of:=[.G21]+0.05" office:value-type="float" office:value="3.79" calcext:value-type="float">
            <text:p>3.7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49.9" calcext:value-type="float">
            <text:p>249.9</text:p>
          </table:table-cell>
          <table:table-cell table:style-name="ce2" table:formula="of:=[.G22]+0.05" office:value-type="float" office:value="3.84" calcext:value-type="float">
            <text:p>3.8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0.7" calcext:value-type="float">
            <text:p>250.7</text:p>
          </table:table-cell>
          <table:table-cell table:style-name="ce2" table:formula="of:=[.G23]+0.05" office:value-type="float" office:value="3.89" calcext:value-type="float">
            <text:p>3.8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1.4" calcext:value-type="float">
            <text:p>251.4</text:p>
          </table:table-cell>
          <table:table-cell table:style-name="ce2" table:formula="of:=[.G24]+0.05" office:value-type="float" office:value="3.94" calcext:value-type="float">
            <text:p>3.9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1" calcext:value-type="float">
            <text:p>252.1</text:p>
          </table:table-cell>
          <table:table-cell table:style-name="ce2" table:formula="of:=[.G25]+0.05" office:value-type="float" office:value="3.99" calcext:value-type="float">
            <text:p>3.9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2.8" calcext:value-type="float">
            <text:p>252.8</text:p>
          </table:table-cell>
          <table:table-cell table:style-name="ce2" table:formula="of:=[.G26]+0.05" office:value-type="float" office:value="4.04" calcext:value-type="float">
            <text:p>4.0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3.5" calcext:value-type="float">
            <text:p>253.5</text:p>
          </table:table-cell>
          <table:table-cell table:style-name="ce2" table:formula="of:=[.G27]+0.05" office:value-type="float" office:value="4.09" calcext:value-type="float">
            <text:p>4.0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2" calcext:value-type="float">
            <text:p>254.2</text:p>
          </table:table-cell>
          <table:table-cell table:style-name="ce2" table:formula="of:=[.G28]+0.05" office:value-type="float" office:value="4.14" calcext:value-type="float">
            <text:p>4.14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4.8" calcext:value-type="float">
            <text:p>254.8</text:p>
          </table:table-cell>
          <table:table-cell table:style-name="ce2" table:formula="of:=[.G29]+0.05" office:value-type="float" office:value="4.19" calcext:value-type="float">
            <text:p>4.19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5"/>
          <table:table-cell table:style-name="ce2" office:value-type="float" office:value="255.5" calcext:value-type="float">
            <text:p>255.5</text:p>
          </table:table-cell>
          <table:table-cell table:style-name="ce2" table:formula="of:=[.G30]+0.05" office:value-type="float" office:value="4.24" calcext:value-type="float">
            <text:p>4.24</text:p>
          </table:table-cell>
          <table:table-cell table:style-name="ce1"/>
          <table:table-cell table:number-columns-repeated="1016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Dev/6.0.5.2$Linux_X86_64 LibreOffice_project/</meta:generator>
  </office:meta>
</office:document-meta>
</file>